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f1" officeooo:paragraph-rsid="0003a2f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226a51"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16ee3f" style:font-weight-asian="bold" style:font-weight-complex="bold"/>
    </style:style>
    <style:style style:name="P4" style:family="paragraph" style:parent-style-name="Standard">
      <style:paragraph-properties fo:text-align="justify" style:justify-single-word="false"/>
      <style:text-properties style:text-underline-style="none" officeooo:rsid="002193f2" officeooo:paragraph-rsid="0016ee3f"/>
    </style:style>
    <style:style style:name="P5" style:family="paragraph" style:parent-style-name="Standard">
      <style:paragraph-properties fo:text-align="justify" style:justify-single-word="false"/>
      <style:text-properties style:text-underline-style="none" officeooo:rsid="002193f2" officeooo:paragraph-rsid="00226a51"/>
    </style:style>
    <style:style style:name="P6" style:family="paragraph" style:parent-style-name="Standard">
      <style:paragraph-properties fo:text-align="justify" style:justify-single-word="false"/>
      <style:text-properties style:text-underline-style="none" officeooo:rsid="002193f2" officeooo:paragraph-rsid="002435f9"/>
    </style:style>
    <style:style style:name="P7" style:family="paragraph" style:parent-style-name="Standard">
      <style:paragraph-properties fo:text-align="justify" style:justify-single-word="false"/>
      <style:text-properties style:text-underline-style="none" officeooo:rsid="002193f2" officeooo:paragraph-rsid="002633e7"/>
    </style:style>
    <style:style style:name="P8" style:family="paragraph" style:parent-style-name="Standard">
      <style:paragraph-properties fo:text-align="justify" style:justify-single-word="false"/>
      <style:text-properties fo:font-size="16pt" style:text-underline-style="none" officeooo:rsid="002193f2" officeooo:paragraph-rsid="0016ee3f" style:font-size-asian="16pt" style:font-size-complex="16pt"/>
    </style:style>
    <style:style style:name="P9" style:family="paragraph" style:parent-style-name="Standard">
      <style:paragraph-properties fo:text-align="justify" style:justify-single-word="false"/>
      <style:text-properties officeooo:paragraph-rsid="002c78ef"/>
    </style:style>
    <style:style style:name="P10" style:family="paragraph" style:parent-style-name="Standard">
      <style:text-properties officeooo:paragraph-rsid="002baa2c"/>
    </style:style>
    <style:style style:name="T1" style:family="text">
      <style:text-properties officeooo:rsid="0003a2f1"/>
    </style:style>
    <style:style style:name="T2" style:family="text">
      <style:text-properties style:text-underline-style="none" officeooo:rsid="002193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親権者同意書</text:p>
      <text:p text:style-name="P4"/>
      <text:p text:style-name="P4"/>
      <text:p text:style-name="P5">お子様の氏名：<text:span text:style-name="T1">__________________________________</text:span></text:p>
      <text:p text:style-name="P5"/>
      <text:p text:style-name="P5"/>
      <text:p text:style-name="P5">親権者の氏名：<text:span text:style-name="T1">__________________________________</text:span></text:p>
      <text:p text:style-name="P4"/>
      <text:p text:style-name="P4"/>
      <text:p text:style-name="P2">コンピュータとインターネットの使用について：</text:p>
      <text:p text:style-name="P4">私は親権者(保護者)として、コンピューターへのアクセスが教育目的で提供されていることを理解しており、子供が他の目的に使用することは不適切であると考えます。KYOTO LESSONが、子供が不適切なサイトにアクセスした場合において、それを全て制限することは不可能であることを認識し、KYOTO LESSONでの授業中に入手した情報について責任を負うことはありません。私はKYOTO LESSONで子供が授業中に与えられたデバイスを使用することを許可します。</text:p>
      <text:p text:style-name="P4"/>
      <text:p text:style-name="P3">個人情報の共有について：</text:p>
      <text:p text:style-name="P5">必要な場合に限り、KYOTO LESSONに登録されている他のお子様のご両親との通信を許可します</text:p>
      <text:p text:style-name="P4">（例えばグループプロジェクト等に取り組む際に、Eメールまたはチャットによる情報を共有することにより円滑に進めることができます）</text:p>
      <text:p text:style-name="P4"/>
      <text:p text:style-name="P3">写真・ビデオについて：</text:p>
      <text:p text:style-name="P4">授業中に私の子供の写真や動画を撮ること、およびこれらの写真や動画をKYOTO LESSONの広告、ウェブサイトおよびプレスリリースのために使用することを承認します</text:p>
      <text:p text:style-name="P4"/>
      <text:p text:style-name="P3">子供自身で自宅に帰る許可：</text:p>
      <text:p text:style-name="P5">私は授業終了後に子供一人で自宅（または他の指定された場所)に帰宅することを許可します</text:p>
      <text:p text:style-name="P7">私は子供に自宅に自分で帰る際の安全面について説明しました。帰宅中のいかなる事故について、KYOTO LESSONに一切責任を問いません。子供が学校の敷地を離れると、学校の責任ではなく親の責任であることを私は理解しています。</text:p>
      <text:p text:style-name="P4"/>
      <text:p text:style-name="P9"><text:span text:style-name="T2">ご利用条件 ( </text:span><text:a xlink:type="simple" xlink:href="https://kyotolesson.com/terms.html" office:target-frame-name="_blank" xlink:show="new" text:style-name="Internet_20_link" text:visited-style-name="Visited_20_Internet_20_Link">https://kyotolesson.com/terms.</text:a><text:a xlink:type="simple" xlink:href="https://kyotolesson.com/privacy.html" office:target-frame-name="_blank" xlink:show="new" text:style-name="Internet_20_link" text:visited-style-name="Visited_20_Internet_20_Link">html</text:a><text:span text:style-name="T2"> ) と</text:span></text:p>
      <text:p text:style-name="P10">プライバシー・ポリシ ー ( <text:a xlink:type="simple" xlink:href="https://kyotolesson.com/privacy.html" office:target-frame-name="_blank" xlink:show="new" text:style-name="Internet_20_link" text:visited-style-name="Visited_20_Internet_20_Link">https://kyotolesson.com/</text:a><text:a xlink:type="simple" xlink:href="https://kyotolesson.com/privacy.html" office:target-frame-name="_blank" xlink:show="new" text:style-name="Internet_20_link" text:visited-style-name="Visited_20_Internet_20_Link">privacy.html</text:a> ) を 読み 、 </text:p>
      <text:p text:style-name="Standard">そ の内 容に 同意します。 </text:p>
      <text:p text:style-name="P4"/>
      <text:p text:style-name="P4">私は、上記の情報が真実かつ正しいことをここに証明します。</text:p>
      <text:p text:style-name="P4">また私が子供の親権者(保護者)であることを証明します。</text:p>
      <text:p text:style-name="P4"/>
      <text:p text:style-name="P4"/>
      <text:p text:style-name="P4">日付<text:tab/><text:tab/><text:tab/><text:tab/><text:tab/>年 <text:tab/><text:tab/>月 <text:tab/><text:tab/>日</text:p>
      <text:p text:style-name="P4"/>
      <text:p text:style-name="P4"/>
      <text:p text:style-name="P6">保護者の署名<text:tab/><text:tab/><text:span text:style-name="T1">__________________________________</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0:52.153766555</meta:creation-date>
    <dc:date>2020-03-11T14:56:29.701806544</dc:date>
    <meta:editing-duration>PT11H49M56S</meta:editing-duration>
    <meta:editing-cycles>24</meta:editing-cycles>
    <meta:generator>LibreOffice/6.0.7.3$Linux_X86_64 LibreOffice_project/00m0$Build-3</meta:generator>
    <meta:document-statistic meta:table-count="0" meta:image-count="0" meta:object-count="0" meta:page-count="1" meta:paragraph-count="20" meta:word-count="697" meta:character-count="953" meta:non-whitespace-character-count="918"/>
  </office:meta>
</office:document-meta>
</file>